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4"/>
        <table:table-column table:style-name="co1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/>
          <table:table-cell table:style-name="ce8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3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4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7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9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08:22:56.994521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5-30T22:55:50.510242788</dc:date>
    <meta:editing-duration>P3DT1H13M41S</meta:editing-duration>
    <meta:editing-cycles>28</meta:editing-cycles>
    <meta:generator>LibreOffice/7.6.2.1$MacOSX_X86_64 LibreOffice_project/56f7684011345957bbf33a7ee678afaf4d2ba333</meta:generator>
    <meta:print-date>2024-05-30T21:14:33.667084753</meta:print-date>
    <meta:printed-by>PDF files</meta:printed-by>
    <meta:document-statistic meta:table-count="1" meta:cell-count="22" meta:object-count="0"/>
  </office:meta>
</office:document-meta>
</file>